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IZARRO ROMERO, JUAN ALEJAND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00541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0117235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IZARRO ROMERO, JUAN ALEJAND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100541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0117235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42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5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9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12/2021</text:p>
          </table:table-cell>
          <table:table-cell table:style-name="Tabla2.A3" office:value-type="string">
            <text:p text:style-name="P22">758436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6/12/2021</text:p>
          </table:table-cell>
          <table:table-cell table:style-name="Tabla2.A4" office:value-type="string">
            <text:p text:style-name="P22">763361</text:p>
          </table:table-cell>
          <table:table-cell table:style-name="Tabla2.D4" office:value-type="string">
            <text:p text:style-name="P23">3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4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6T20:29:0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